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b31" officeooo:paragraph-rsid="0010bb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---</text:p>
      <text:p text:style-name="Standard"/>
      <text:p text:style-name="Standard">### 1. **Estrutura do Protocolo**</text:p>
      <text:p text:style-name="Standard">O protocolo permanece o mesmo, com o formato:</text:p>
      <text:p text:style-name="Standard"/>
      <text:p text:style-name="Standard">```</text:p>
      <text:p text:style-name="Standard">&lt;ID_DISPOSITIVO&gt;:&lt;TIPO_DE_DADO&gt;:&lt;VALOR&gt;</text:p>
      <text:p text:style-name="Standard">```</text:p>
      <text:p text:style-name="Standard"/>
      <text:p text:style-name="Standard">Exemplo:</text:p>
      <text:p text:style-name="Standard">```</text:p>
      <text:p text:style-name="Standard">SENSOR_TEMP_1:TEMP:23.5</text:p>
      <text:p text:style-name="Standard">SERVER_1:VOLT:12.0</text:p>
      <text:p text:style-name="Standard">MACHINE_1:STATUS:ONLINE</text:p>
      <text:p text:style-name="Standard">```</text:p>
      <text:p text:style-name="Standard"/>
      <text:p text:style-name="Standard">---</text:p>
      <text:p text:style-name="Standard"/>
      <text:p text:style-name="Standard">### 2. **Implementação do Socket TCP/IP em Rust**</text:p>
      <text:p text:style-name="Standard">Vamos usar a biblioteca padrão do Rust (`std::net`) para criar um servidor TCP/IP que escuta em uma porta e processa as mensagens recebidas.</text:p>
      <text:p text:style-name="Standard"/>
      <text:p text:style-name="Standard">Aqui está um exemplo de código:</text:p>
      <text:p text:style-name="Standard"/>
      <text:p text:style-name="Standard">```rust</text:p>
      <text:p text:style-name="Standard">use std::net::{TcpListener, TcpStream};</text:p>
      <text:p text:style-name="Standard">use std::io::{Read, Write};</text:p>
      <text:p text:style-name="Standard">use std::thread;</text:p>
      <text:p text:style-name="Standard"/>
      <text:p text:style-name="Standard">// Função para processar as mensagens recebidas</text:p>
      <text:p text:style-name="Standard">fn process_message(message: &amp;str) {</text:p>
      <text:p text:style-name="Standard"><text:s text:c="4"/>let parts: Vec&lt;&amp;str&gt; = message.split(':').collect();</text:p>
      <text:p text:style-name="Standard"><text:s text:c="4"/>if parts.len() == 3 {</text:p>
      <text:p text:style-name="Standard"><text:s text:c="8"/>let device_id = parts[0];</text:p>
      <text:p text:style-name="Standard"><text:s text:c="8"/>let data_type = parts[1];</text:p>
      <text:p text:style-name="Standard"><text:s text:c="8"/>let value = parts[2];</text:p>
      <text:p text:style-name="Standard"><text:s text:c="8"/>println!("Recebido: Dispositivo={}, Tipo={}, Valor={}", device_id, data_type, value);</text:p>
      <text:p text:style-name="Standard"/>
      <text:p text:style-name="Standard"><text:s text:c="8"/>// Aqui você pode adicionar lógica para salvar no banco de dados ou atualizar o estado do Rackbox</text:p>
      <text:p text:style-name="Standard"><text:s text:c="8"/>// Exemplo: atualizar_tensao(device_id, value);</text:p>
      <text:p text:style-name="Standard"><text:s text:c="4"/>} else {</text:p>
      <text:p text:style-name="Standard"><text:s text:c="8"/>println!("Mensagem inválida recebida: {}", message);</text:p>
      <text:p text:style-name="Standard"><text:s text:c="4"/>}</text:p>
      <text:p text:style-name="Standard">}</text:p>
      <text:p text:style-name="Standard"/>
      <text:p text:style-name="Standard">// Função para lidar com a conexão de um cliente</text:p>
      <text:p text:style-name="Standard">fn handle_client(mut stream: TcpStream) {</text:p>
      <text:p text:style-name="Standard"><text:s text:c="4"/>let mut buffer = [0; 1024];</text:p>
      <text:p text:style-name="Standard"><text:s text:c="4"/>while match stream.read(&amp;mut buffer) {</text:p>
      <text:p text:style-name="Standard"><text:s text:c="8"/>Ok(size) if size &gt; 0 =&gt; {</text:p>
      <text:p text:style-name="Standard"><text:soft-page-break/><text:s text:c="12"/>let message = String::from_utf8_lossy(&amp;buffer[..size]);</text:p>
      <text:p text:style-name="Standard"><text:s text:c="12"/>process_message(&amp;message);</text:p>
      <text:p text:style-name="Standard"><text:s text:c="12"/>// Envia uma confirmação de volta ao cliente (opcional)</text:p>
      <text:p text:style-name="Standard"><text:s text:c="12"/>stream.write_all(b"Dados recebidos com sucesso!").unwrap();</text:p>
      <text:p text:style-name="Standard"><text:s text:c="12"/>true</text:p>
      <text:p text:style-name="Standard"><text:s text:c="8"/>}</text:p>
      <text:p text:style-name="Standard"><text:s text:c="8"/>_ =&gt; false,</text:p>
      <text:p text:style-name="Standard"><text:s text:c="4"/>} {}</text:p>
      <text:p text:style-name="Standard">}</text:p>
      <text:p text:style-name="Standard"/>
      <text:p text:style-name="Standard">// Iniciar servidor TCP/IP</text:p>
      <text:p text:style-name="Standard">fn start_server() {</text:p>
      <text:p text:style-name="Standard"><text:s text:c="4"/>let listener = TcpListener::bind("0.0.0.0:5000").expect("Falha ao iniciar o servidor");</text:p>
      <text:p text:style-name="Standard"><text:s text:c="4"/>println!("Servidor escutando em 0.0.0.0:5000...");</text:p>
      <text:p text:style-name="Standard"/>
      <text:p text:style-name="Standard"><text:s text:c="4"/>for stream in listener.incoming() {</text:p>
      <text:p text:style-name="Standard"><text:s text:c="8"/>match stream {</text:p>
      <text:p text:style-name="Standard"><text:s text:c="12"/>Ok(stream) =&gt; {</text:p>
      <text:p text:style-name="Standard"><text:s text:c="16"/>println!("Conexão estabelecida com {}", stream.peer_addr().unwrap());</text:p>
      <text:p text:style-name="Standard"><text:s text:c="16"/>thread::spawn(|| {</text:p>
      <text:p text:style-name="Standard"><text:s text:c="20"/>handle_client(stream);</text:p>
      <text:p text:style-name="Standard"><text:s text:c="16"/>});</text:p>
      <text:p text:style-name="Standard"><text:s text:c="12"/>}</text:p>
      <text:p text:style-name="Standard"><text:s text:c="12"/>Err(e) =&gt; {</text:p>
      <text:p text:style-name="Standard"><text:s text:c="16"/>println!("Falha ao estabelecer conexão: {}", 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fn main() {</text:p>
      <text:p text:style-name="Standard"><text:s text:c="4"/>start_server();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3. **Funcionalidades Adicionais**</text:p>
      <text:p text:style-name="Standard">- **Validação de Dados**: Adicione validações para garantir que os dados recebidos estejam no formato correto.</text:p>
      <text:p text:style-name="Standard">- **Banco de Dados**: Integre um banco de dados (como SQLite via `rusqlite` ou PostgreSQL via `tokio-postgres`) para armazenar os dados recebidos.</text:p>
      <text:p text:style-name="Standard">- **Segurança**: Adicione autenticação ou criptografia (ex: TLS/SSL via `rustls`) para proteger a comunicação.</text:p>
      <text:p text:style-name="Standard">- **Logs**: Use a crate `log` ou `tracing` para registrar as mensagens recebidas em um arquivo de log.</text:p>
      <text:p text:style-name="Standard"/>
      <text:p text:style-name="Standard">---</text:p>
      <text:p text:style-name="Standard"/>
      <text:p text:style-name="Standard">### 4. **Exemplo de Cliente TCP/IP em Rust**</text:p>
      <text:p text:style-name="Standard">Aqui está um exemplo simples de um cliente que envia dados para o servidor:</text:p>
      <text:p text:style-name="Standard"/>
      <text:p text:style-name="Standard"><text:soft-page-break/>```rust</text:p>
      <text:p text:style-name="Standard">use std::net::TcpStream;</text:p>
      <text:p text:style-name="Standard">use std::io::{Write, Read};</text:p>
      <text:p text:style-name="Standard"/>
      <text:p text:style-name="Standard">fn send_message(message: &amp;str) {</text:p>
      <text:p text:style-name="Standard"><text:s text:c="4"/>let mut stream = TcpStream::connect("127.0.0.1:5000").expect("Falha ao conectar ao servidor");</text:p>
      <text:p text:style-name="Standard"><text:s text:c="4"/>stream.write_all(message.as_bytes()).expect("Falha ao enviar mensagem");</text:p>
      <text:p text:style-name="Standard"/>
      <text:p text:style-name="Standard"><text:s text:c="4"/>let mut buffer = [0; 1024];</text:p>
      <text:p text:style-name="Standard"><text:s text:c="4"/>let size = stream.read(&amp;mut buffer).expect("Falha ao ler resposta");</text:p>
      <text:p text:style-name="Standard"><text:s text:c="4"/>let response = String::from_utf8_lossy(&amp;buffer[..size]);</text:p>
      <text:p text:style-name="Standard"><text:s text:c="4"/>println!("Resposta do servidor: {}", response);</text:p>
      <text:p text:style-name="Standard">}</text:p>
      <text:p text:style-name="Standard"/>
      <text:p text:style-name="Standard">fn main() {</text:p>
      <text:p text:style-name="Standard"><text:s text:c="4"/>send_message("SENSOR_TEMP_1:TEMP:23.5");</text:p>
      <text:p text:style-name="Standard"><text:s text:c="4"/>send_message("SERVER_1:VOLT:12.0");</text:p>
      <text:p text:style-name="Standard"><text:s text:c="4"/>send_message("MACHINE_1:STATUS:ONLINE");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5. **Próximos Passos**</text:p>
      <text:p text:style-name="Standard">- Teste o servidor e o cliente para garantir que a comunicação funcione corretamente.</text:p>
      <text:p text:style-name="Standard">- Integre o socket ao software principal do Rackbox.</text:p>
      <text:p text:style-name="Standard">- Adicione tratamento de erros e exceções para garantir a robustez do sistema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51:47.895543866</meta:creation-date>
    <dc:date>2025-03-14T15:52:45.886898630</dc:date>
    <meta:editing-duration>PT59S</meta:editing-duration>
    <meta:editing-cycles>1</meta:editing-cycles>
    <meta:document-statistic meta:table-count="0" meta:image-count="0" meta:object-count="0" meta:page-count="3" meta:paragraph-count="101" meta:word-count="454" meta:character-count="3711" meta:non-whitespace-character-count="2986"/>
    <meta:generator>LibreOffice/24.2.7.2$Linux_X86_64 LibreOffice_project/420$Build-2</meta:generator>
  </office:meta>
</office:document-meta>
</file>